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stem-ui" svg:font-family="system-ui, apple-system, 'Segoe UI', Roboto, Ubuntu, Cantarell, 'Noto Sans', sans-serif"/>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list-style-name="L1">
      <style:text-properties fo:font-size="10pt" style:font-size-asian="10pt" style:font-size-complex="10pt"/>
    </style:style>
    <style:style style:name="P3" style:family="paragraph" style:parent-style-name="Standard" style:list-style-name="L2">
      <style:text-properties fo:font-size="10pt" style:font-size-asian="10pt" style:font-size-complex="10pt"/>
    </style:style>
    <style:style style:name="T1" style:family="text">
      <style:text-properties fo:font-variant="normal" fo:text-transform="none" fo:color="#101010" style:font-name="system-ui" fo:letter-spacing="normal" fo:font-style="normal"/>
    </style:style>
    <style:style style:name="T2" style:family="text">
      <style:text-properties fo:font-variant="normal" fo:text-transform="none" fo:color="#101010" style:font-name="system-ui" fo:letter-spacing="normal" fo:font-style="normal" fo:font-weight="bold" style:font-weight-asian="bold" style:font-weight-complex="bold"/>
    </style:style>
    <style:style style:name="T3" style:family="text">
      <style:text-properties fo:font-variant="normal" fo:text-transform="none" fo:color="#101010" style:font-name="system-ui" fo:letter-spacing="normal" fo:font-style="normal" fo:font-weight="normal"/>
    </style:style>
    <style:style style:name="T4" style:family="text">
      <style:text-properties fo:font-variant="normal" fo:text-transform="none" fo:color="#101010" style:font-name="system-ui" fo:letter-spacing="normal" fo:font-style="normal" fo:font-weight="normal" style:font-weight-asian="normal" style:font-weight-complex="normal"/>
    </style:style>
    <style:style style:name="T5" style:family="text">
      <style:text-properties fo:font-variant="normal" fo:text-transform="none" fo:color="#101010" style:font-name="system-ui" fo:letter-spacing="normal"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eed website improvements”</text:p>
      <text:p text:style-name="P1"/>
      <text:p text:style-name="P1">The button Draft – “Work in progress” is redundant due to the temporary <text:s/>top banner</text:p>
      <text:p text:style-name="P1"/>
      <text:p text:style-name="P1">[ChatGPT: the Start a conversation and Read bio buttons can stay top op page, but likely they need to be a Call to Action section nearer the Our offer stuff. <text:s/>Also, the entire site should sense whether the browser is using dark mode or light mode, and if dark mode the site background should switch to Old Glory Blue, with text and logo altered to make them white or at least lighter, thus more readable, because those things are currently dark. <text:s/>Lose the Zero-to-One/Reposition box/content, and do not duplicate those Start a conversation and Read bio button in two places on the page. <text:s/>You can reword and restructure the content suggestion in this document as you feel works best, but it needs to come across as humble, transparent, and not particularly motivated to make a profit, so the goodwill and CoCivium stuff need to be a bit in your face, I suspect. <text:s/>Also, use some pro-level site layout tricks to make the site look like it was made by highly advanced experts at webdev. <text:s/>Include any graphics you find online that might add to the gravitas and punch, face(s) looking at readers with a quizical expression often grabs attention and adds to the fear factor of not calling InSeed, yep, I decided to sell the fear angle to get engagement started not the appeal to freedom, since hirers <text:s/>more likely put their own risk adversity above group freedom and ethics promotion].</text:p>
      <text:p text:style-name="P1"/>
      <text:p text:style-name="P1">The Header “<text:span text:style-name="T1">InSeed — purpose-led consulting for human+AI orgs” should instead say [and ChatGPT, please make this look like a personal quote, indented beside a vertical bar quote bar thingy and all in quote marks]: “Teams became hybrid (human+AI) because even our watches are AI. <text:s/>So, no more denial or avoidance, let's </text:span><text:span text:style-name="T5">make it work for us</text:span><text:span text:style-name="T2">.</text:span><text:span text:style-name="T1">” <text:s/></text:span></text:p>
      <text:p text:style-name="P1"><text:span text:style-name="T1"/></text:p>
      <text:p text:style-name="P1"><text:span text:style-name="T2">AI brings opportunities, and risks</text:span><text:span text:style-name="T1">.</text:span></text:p>
      <text:p text:style-name="P1"><text:span text:style-name="T1"/></text:p>
      <text:p text:style-name="P1"><text:span text:style-name="T1">All intelligence-based teams now consist of human+AI pairings, regardless of typical policies that attempt to restrain AI usage. <text:s/>Few employees feel competitive now, without their own AI side-channels. <text:s/>If AI is already in your business affairs, if it all happened too fast to plan for, you may need InSeed. </text:span></text:p>
      <text:p text:style-name="P1"><text:span text:style-name="T1"/></text:p>
      <text:p text:style-name="P1"><text:span text:style-name="T1">The least qualified end user can now update a button in an exposed system, as easily as they can auto-pen their next deliverable. <text:s/>This imports existential threats into the organization, not least of which is “</text:span><text:span text:style-name="T2">catastrophic obsolescence</text:span><text:span text:style-name="T1">”. <text:s/>Enterprises and governments are already trying to find new ways to keep their staff relevant. <text:s/>Here at </text:span><text:span text:style-name="T2">InSeed</text:span><text:span text:style-name="T1">, each of us does 30-people's jobs concurrently, the main constraint being the time it takes to ideate and authorize our AIs' proposals (aka “</text:span><text:span text:style-name="T2">Humangate</text:span><text:span text:style-name="T1">”). <text:s/></text:span></text:p>
      <text:p text:style-name="P1"><text:span text:style-name="T1"/></text:p>
      <text:p text:style-name="P1"><text:span text:style-name="T1">Our primary income is from the tools we develop to help our clients, tools that we seed such that they coevolve themselves into existence, perhaps a bit like weeds. <text:s/>We are all old and well tested, we have cofounded $billion startups in countless coutries, and we un-retire to fix a broken World, one organization at a time. <text:s/></text:span></text:p>
      <text:p text:style-name="P1"><text:span text:style-name="T1"/></text:p>
      <text:p text:style-name="P1"><text:span text:style-name="T1">Aside from our many charitable initiatives (e.g. UkraineAid, DnH, etc), our </text:span><text:span text:style-name="T2">Angel Seed Fund</text:span><text:span text:style-name="T1"> auto-pays Contributors to CoCivium (a best practices aggregator seeded by a “No Corruption, No Coercion, No Crowns” CoConstitution. <text:s/>Whether we make money out of your organization, is of little concern to us. <text:s/>What matters is whether you organization is ethical and kind, and if it isn't, we maintain a list of reputable, potential competitors that may seem more suitable (see list in footer section). <text:s/></text:span></text:p>
      <text:p text:style-name="P1"><text:span text:style-name="T1"/></text:p>
      <text:p text:style-name="P1"><text:span text:style-name="T2">So, how can we help you?</text:span><text:span text:style-name="T1"> <text:s/>When teams use many AIs concurrently, formally and/or informally, a CoAudit should be done to match </text:span><text:span text:style-name="T4">organizational</text:span><text:span text:style-name="T2"> risks</text:span><text:span text:style-name="T1"> and </text:span><text:span text:style-name="T2">guardrails</text:span><text:span text:style-name="T1">. <text:s/>This audit must be certifiably-independent of all AI vendors and re-packagers. <text:s/>Anyone can take a 6-week course and set up as an AI expert these days, but few bring a trustable open-source community that ensures ethical intent. <text:s/>And too many commercial interests are inherently motivated to mine and expose databases, when instead, your organization's data MUST be kept </text:span><text:soft-page-break/><text:span text:style-name="T1">internal-only! <text:s/>Few survive by bleeding. </text:span></text:p>
      <text:p text:style-name="P1"><text:span text:style-name="T1"/></text:p>
      <text:p text:style-name="P1"><text:span text:style-name="T1">The steps we propose:</text:span></text:p>
      <text:list xml:id="list3579418350260382045" text:style-name="L1">
        <text:list-item>
          <text:p text:style-name="P2"><text:span text:style-name="T2">CoAudit</text:span><text:span text:style-name="T1">: Free audit and RFP creation. <text:s/>Organization not tied to auditor. <text:s/>1-week, database-linked, semi-automated report. <text:s/>Creates live view of ALL systems, incl. architectures, data flow models, prioritized-risk vectors and urgency-prioritized mitigation. </text:span></text:p>
        </text:list-item>
        <text:list-item>
          <text:p text:style-name="P2"><text:span text:style-name="T2">CoFlow</text:span><text:span text:style-name="T1">: Free to good causes. <text:s/>Creates workflow automation to craft and implement organizational policies (“</text:span><text:span text:style-name="T2">self-governance</text:span><text:span text:style-name="T1">”)</text:span></text:p>
        </text:list-item>
        <text:list-item>
          <text:p text:style-name="P2"><text:span text:style-name="T2">CoMirror</text:span><text:span text:style-name="T1">: Executive seminar, customized, typically 1-day, off-site. <text:s/>Offers l</text:span><text:span text:style-name="T3">eadership reflection, business process scaffolding,, ethical congruence checks, role clarity, vision narrative, KPI rituals and a</text:span><text:span text:style-name="T1">lignment with international best practices for “</text:span><text:span text:style-name="T2">hybrid, social, self-governance workflows</text:span><text:span text:style-name="T1">”. <text:s/></text:span></text:p>
        </text:list-item>
      </text:list>
      <text:p text:style-name="P1"><text:span text:style-name="T1"/></text:p>
      <text:p text:style-name="P1"><text:span text:style-name="T1">Our offer:</text:span></text:p>
      <text:p text:style-name="P1"><text:span text:style-name="T3">Invite </text:span><text:span text:style-name="T2">InSeed</text:span><text:span text:style-name="T3"> for a short pitch-delivery and problem-framer. <text:s/>If we inspire each other, you get a week of free work creating a structured requirements brief (RFP), which you can share with our competitors. <text:s/>We request the right to meet with the winning bidder, to learn from them and perhaps partner with them. <text:s/>So, yes, the first day is free, pro-bono, as is the rest of that week is we all see the potential, so your downside risk is that InSeed may prove less transparent that we claim, and thus we will have wasted an hour of your day. <text:s/>But, the first time we do that, it could undo all we are building, see built-resources below: </text:span></text:p>
      <text:p text:style-name="P1"><text:span text:style-name="T1"/></text:p>
      <text:p text:style-name="P1"><text:span text:style-name="T1">Resources:</text:span></text:p>
      <text:list xml:id="list4045363478056986345" text:style-name="L2">
        <text:list-item>
          <text:p text:style-name="P3"><text:span text:style-name="T1">Our Founder: Bio, Linkedin, Substack</text:span></text:p>
        </text:list-item>
        <text:list-item>
          <text:p text:style-name="P3"><text:span text:style-name="T1">CoCivium: CoConstitution, Onboarding</text:span></text:p>
        </text:list-item>
        <text:list-item>
          <text:p text:style-name="P3"><text:span text:style-name="T1">Contact: </text:span></text:p>
          <text:list>
            <text:list-item>
              <text:p text:style-name="P3"><text:span text:style-name="T1">Phone Canada/UK: etc. </text:span></text:p>
            </text:list-item>
            <text:list-item>
              <text:p text:style-name="P3"><text:span text:style-name="T1">&gt; Show mailing address</text:span></text:p>
            </text:list-item>
            <text:list-item>
              <text:p text:style-name="P3"><text:span text:style-name="T1">[Map thumnail]</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stem-ui" svg:font-family="system-ui, apple-system, 'Segoe UI', Roboto, Ubuntu, Cantarell, 'Noto Sans', sans-serif"/>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14T19:06:51.32</meta:creation-date>
    <meta:document-statistic meta:table-count="0" meta:image-count="0" meta:object-count="0" meta:page-count="2" meta:paragraph-count="23" meta:word-count="901" meta:character-count="5587"/>
    <dc:date>2025-09-14T20:43:44.13</dc:date>
    <dc:creator>Rick Ballard</dc:creator>
    <meta:editing-duration>PT12M49S</meta:editing-duration>
    <meta:editing-cycles>1</meta:editing-cycles>
    <meta:generator>OpenOffice/4.1.15$Win32 OpenOffice.org_project/4115m2$Build-9813</meta:generator>
  </office:meta>
</office:document-meta>
</file>